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P2" style:family="paragraph" style:parent-style-name="Standard">
      <style:text-properties officeooo:rsid="00124ad4" officeooo:paragraph-rsid="00124ad4"/>
    </style:style>
    <style:style style:name="P3" style:family="paragraph" style:parent-style-name="Standard">
      <style:text-properties officeooo:paragraph-rsid="00124ad4"/>
    </style:style>
    <style:style style:name="P4" style:family="paragraph" style:parent-style-name="Standard">
      <style:text-properties officeooo:paragraph-rsid="00128999"/>
    </style:style>
    <style:style style:name="P5" style:family="paragraph" style:parent-style-name="Standard">
      <style:text-properties officeooo:rsid="00167c6f" officeooo:paragraph-rsid="00167c6f"/>
    </style:style>
    <style:style style:name="P6" style:family="paragraph" style:parent-style-name="Standard">
      <style:text-properties officeooo:rsid="0017ae2e" officeooo:paragraph-rsid="0017ae2e"/>
    </style:style>
    <style:style style:name="P7" style:family="paragraph" style:parent-style-name="Standard">
      <style:text-properties officeooo:rsid="0018f1c7" officeooo:paragraph-rsid="0018f1c7"/>
    </style:style>
    <style:style style:name="P8" style:family="paragraph" style:parent-style-name="Standard">
      <style:text-properties officeooo:rsid="001ac735" officeooo:paragraph-rsid="001ac735"/>
    </style:style>
    <style:style style:name="P9" style:family="paragraph" style:parent-style-name="Standard">
      <style:text-properties officeooo:rsid="001caf46" officeooo:paragraph-rsid="001caf46"/>
    </style:style>
    <style:style style:name="P10" style:family="paragraph" style:parent-style-name="Footer">
      <style:paragraph-properties fo:text-align="start" style:justify-single-word="false"/>
    </style:style>
    <style:style style:name="P11" style:family="paragraph" style:parent-style-name="Text_20_body">
      <style:text-properties officeooo:rsid="001caf46" officeooo:paragraph-rsid="001caf46"/>
    </style:style>
    <style:style style:name="P12" style:family="paragraph" style:parent-style-name="Standard">
      <style:text-properties officeooo:rsid="001f3b31" officeooo:paragraph-rsid="001f3b31"/>
    </style:style>
    <style:style style:name="P13" style:family="paragraph" style:parent-style-name="Standard">
      <style:text-properties officeooo:rsid="0017ae2e" officeooo:paragraph-rsid="0017ae2e"/>
    </style:style>
    <style:style style:name="P14" style:family="paragraph" style:parent-style-name="Standard">
      <style:text-properties officeooo:rsid="001f7821" officeooo:paragraph-rsid="001f7821"/>
    </style:style>
    <style:style style:name="P15" style:family="paragraph" style:parent-style-name="Text_20_body">
      <style:text-properties officeooo:rsid="001f7821" officeooo:paragraph-rsid="001f7821"/>
    </style:style>
    <style:style style:name="P16" style:family="paragraph" style:parent-style-name="Title">
      <style:text-properties officeooo:rsid="001dcd93" officeooo:paragraph-rsid="001dcd93"/>
    </style:style>
    <style:style style:name="T1" style:family="text">
      <style:text-properties officeooo:rsid="0014aa64"/>
    </style:style>
    <style:style style:name="T2" style:family="text">
      <style:text-properties officeooo:rsid="00128999"/>
    </style:style>
    <style:style style:name="T3" style:family="text">
      <style:text-properties officeooo:rsid="001caf46"/>
    </style:style>
    <style:style style:name="T4" style:family="text">
      <style:text-properties officeooo:rsid="001dcd93"/>
    </style:style>
    <style:style style:name="T5" style:family="text">
      <style:text-properties officeooo:rsid="001f3b31"/>
    </style:style>
    <style:style style:name="T6" style:family="text">
      <style:text-properties officeooo:rsid="001f78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6">1b) Zählen von Zeichen und Wörtern</text:p>
      <text:p text:style-name="P2"/>
      <text:h text:style-name="Heading_20_1" text:outline-level="1">Zusammenfassung der Problemstellung</text:h>
      <text:p text:style-name="P5">Das Programm soll <text:span text:style-name="T4">von einem gegebenen String die Anzahl Zeichen und Wörter berechnen</text:span>. <text:span text:style-name="T4">Der Benutzer wird nach Programmstart zur Eingabe des Strings aufgefordert. Nach Bestätigung mit der Eingabetaste wird die Anzahl Zeichen und Wörter ausgegeben.</text:span></text:p>
      <text:p text:style-name="P3"/>
      <text:h text:style-name="Heading_20_1" text:outline-level="1">Lösungsvarianten</text:h>
      <text:p text:style-name="P12">Die Zeichen werden mittels while Schleife eingelesen. Der Wortzähler wird jeweils erhöht, wenn nach einem Leer- oder Tabzeichen das erste „normale“ Zeichen folgt. Dies stellt sicher, dass mehrere Leer- oder Tabzeichen hintereinander nicht als mehrere Wörter gezählt werden. Dies wurde nachträglich mit einer zusätzlichen if-Schleife implementiert. Am Schluss wird der Stand der beiden Zähler für Zeichen und Wörter mittels printf ausgegeben.</text:p>
      <text:h text:style-name="Heading_20_1" text:outline-level="1"><text:line-break/>Modulübersicht </text:h>
      <text:p text:style-name="P5">Da es sich um ein sehr kleines Programm handelt, befindet sich der ganze Code in main.c <text:span text:style-name="T5">und in einer einzigen Funktion, der main-Funktion.</text:span></text:p>
      <text:p text:style-name="P5"/>
      <text:p text:style-name="P6">Globale Variablen: -</text:p>
      <text:p text:style-name="P6">Lokale Variablen: </text:p>
      <text:p text:style-name="P6">i<text:span text:style-name="T5">nt text[100] </text:span></text:p>
      <text:p text:style-name="P12">int woerter, int zeichen</text:p>
      <text:p text:style-name="P4"/>
      <text:h text:style-name="Heading_20_1" text:outline-level="1">Programmablauf</text:h>
      <text:p text:style-name="P7">Main &gt; <text:span text:style-name="T5">Benutzer gibt Text ein und bestätigt mit Enter &gt; Die einzelnen Zeichen werden durchgegangen und dabei die Zähler für Zeichen und Wörter aktiviert &gt; Das Ergebnis wird ausgegeben</text:span> &gt; Programm terminiert</text:p>
      <text:h text:style-name="Heading_20_1" text:outline-level="1"><text:line-break/><text:span text:style-name="T2">Tests</text:span></text:h>
      <text:p text:style-name="P11"><text:span text:style-name="T6">Da das ganze Programm in der main-Funktion geschrieben wurde, konnten keine Funktionstest in diesem Sinne durchgeführt werden.</text:span> </text:p>
      <text:p text:style-name="P15"><text:soft-page-break/>Stattdessen wurde verglichen, ob bei einem bestimmten Input – inklusive Tab-Zeichen und mehreren aufeinanderfolgenden Leerzeichen – die korrekte Meldung mit den korrekten Zahlen ausgegeben wurde.</text:p>
      <text:p text:style-name="P14">Der Test lief erfolgreich durch.</text:p>
      <text:p text:style-name="P4"/>
      <text:h text:style-name="Heading_20_1" text:outline-level="1">Erkenntnisse</text:h>
      <text:p text:style-name="P9">Das Programm läuft fehlerfrei. Weitere Implementationen <text:span text:style-name="T6">wie z.B. die Weiterverarbeitung des eingegebenen Textes</text:span> wären <text:span text:style-name="T6">ohne Umstellung des Codes möglich.</text:span>.</text:p>
      <text:p text:style-name="P2"/>
      <text:h text:style-name="Heading_20_1" text:outline-level="1">Anhang <text:span text:style-name="T3">A</text:span>: Quelltext <text:span text:style-name="T6">Woerter und Zeichen zaehlen</text:span></text:h>
      <text:p text:style-name="P2"/>
      <text:p text:style-name="P14">/* ----------------------------------------------------------------------------</text:p>
      <text:p text:style-name="P14"><text:s/>* -- <text:s/>_____ <text:s text:c="6"/>______ <text:s/>_____ <text:s text:c="45"/>-</text:p>
      <text:p text:style-name="P14"><text:s/>* -- |_ <text:s text:c="2"/>_| <text:s text:c="4"/>| <text:s/>____|/ ____| <text:s text:c="44"/>-</text:p>
      <text:p text:style-name="P14"><text:s/>* -- <text:s text:c="2"/>| | <text:s/>_ __ | |__ <text:s/>| (___ <text:s text:c="3"/>Institute of Embedded Systems <text:s text:c="13"/>-</text:p>
      <text:p text:style-name="P14"><text:s/>* -- <text:s text:c="2"/>| | | '_ \| <text:s/>__| <text:s/>\___ \ <text:s text:c="2"/>Zuercher Hochschule Winterthur <text:s text:c="12"/>-</text:p>
      <text:p text:style-name="P14"><text:s/>* -- <text:s/>_| |_| | | | |____ ____) | <text:s/>(University of Applied Sciences) <text:s text:c="10"/>-</text:p>
      <text:p text:style-name="P14"><text:s/>* -- |_____|_| |_|______|_____/ <text:s text:c="2"/>8401 Winterthur, Switzerland <text:s text:c="14"/>-</text:p>
      <text:p text:style-name="P14"><text:s/>* ----------------------------------------------------------------------------</text:p>
      <text:p text:style-name="P14"><text:s/>*/</text:p>
      <text:p text:style-name="P14">/**</text:p>
      <text:p text:style-name="P14"><text:s/>* @brief Counts the number of words and characters for a given line of text.</text:p>
      <text:p text:style-name="P14"><text:s/>*/</text:p>
      <text:p text:style-name="P14">#include &lt;stdio.h&gt;</text:p>
      <text:p text:style-name="P14">#include &lt;stdlib.h&gt;</text:p>
      <text:p text:style-name="P14">#include &lt;string.h&gt;</text:p>
      <text:p text:style-name="P14"/>
      <text:p text:style-name="P14">/**</text:p>
      <text:p text:style-name="P14"><text:s/>* @brief Main entry point.</text:p>
      <text:p text:style-name="P14"><text:s/>*/</text:p>
      <text:p text:style-name="P14"/>
      <text:p text:style-name="P14">int main()</text:p>
      <text:p text:style-name="P14">{</text:p>
      <text:p text:style-name="P14"/>
      <text:p text:style-name="P14"><text:s text:c="4"/>int text[100]; <text:s/>// int array to save the text entered (in ASCII-Code).</text:p>
      <text:p text:style-name="P14"><text:s text:c="4"/>int woerter = 0, zeichen = 0; // counters for words and chars.</text:p>
      <text:p text:style-name="P14"><text:s text:c="4"/></text:p>
      <text:p text:style-name="P14"><text:s text:c="4"/>text[zeichen] = getchar(); <text:s/>// first char is read.</text:p>
      <text:p text:style-name="P14"><text:s text:c="4"/>if(text[zeichen] != '\n') { // if no text is entered the program terminates.</text:p>
      <text:p text:style-name="P14"><text:s text:c="8"/>woerter++;</text:p>
      <text:p text:style-name="P14"><text:s text:c="4"/>} else {</text:p>
      <text:p text:style-name="P14"><text:s text:c="8"/>return EXIT_FAILURE;</text:p>
      <text:p text:style-name="P14"><text:s text:c="4"/>}</text:p>
      <text:p text:style-name="P14"><text:soft-page-break/><text:s text:c="4"/>while(text[zeichen] != '\n') { <text:s/>// text is read char by char.</text:p>
      <text:p text:style-name="P14"><text:s text:c="8"/>text[zeichen + 1] = getchar();</text:p>
      <text:p text:style-name="P14"><text:s text:c="8"/>if (text[zeichen + 1] == ' ' || text[zeichen + 1] == '\t') <text:s text:c="5"/>{</text:p>
      <text:p text:style-name="P14"><text:s text:c="12"/>zeichen++;</text:p>
      <text:p text:style-name="P14"><text:s text:c="12"/>text[zeichen + 1] = getchar();</text:p>
      <text:p text:style-name="P14"><text:s text:c="12"/>if (text[zeichen + 1] != ' ' &amp;&amp; </text:p>
      <text:p text:style-name="P14"><text:s text:c="16"/>text[zeichen + 1] != '\t' &amp;&amp; </text:p>
      <text:p text:style-name="P14"><text:s text:c="16"/>text[zeichen + 1] != '\n') {</text:p>
      <text:p text:style-name="P14"><text:s text:c="3"/><text:tab/><text:tab/> <text:s text:c="7"/>woerter++;</text:p>
      <text:p text:style-name="P14"><text:s text:c="3"/><text:tab/><text:tab/> <text:s text:c="3"/>}</text:p>
      <text:p text:style-name="P14"><text:s text:c="6"/></text:p>
      <text:p text:style-name="P14"><text:s text:c="7"/>} </text:p>
      <text:p text:style-name="P14"><text:s text:c="7"/>zeichen++;</text:p>
      <text:p text:style-name="P14"><text:s text:c="4"/>}</text:p>
      <text:p text:style-name="P14"/>
      <text:p text:style-name="P14"><text:s text:c="4"/>(void)printf("Text contains %d characters and %d words.\n",</text:p>
      <text:p text:style-name="P14"><text:s text:c="17"/>zeichen, woerter); // counters are printed.</text:p>
      <text:p text:style-name="P14"/>
      <text:p text:style-name="P14"><text:tab/>return EXIT_SUCCESS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24ad4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/>
      </style:paragraph-properties>
      <style:text-properties officeooo:rsid="00124ad4" officeooo:paragraph-rsid="00124ad4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14aa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OGC Selbststudium Aufgabe 1<text:tab/><text:tab/><text:tab/><text:tab/><text:tab/> <text:s text:c="3"/>Anna Kälin, Thomas Stettler<text:tab/></text:p>
      </style:header>
      <style:footer>
        <text:p text:style-name="MP2"><text:span text:style-name="MT1">Seite</text:span> <text:page-number text:select-page="current">3</text:page-number><text:tab/><text:tab/><text:span text:style-name="MT1">10.10.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29:46.840727360</meta:creation-date>
    <meta:generator>LibreOffice/5.1.6.2$Linux_X86_64 LibreOffice_project/10m0$Build-2</meta:generator>
    <dc:date>2017-10-06T20:51:18.573288320</dc:date>
    <meta:editing-duration>PT1H29M53S</meta:editing-duration>
    <meta:editing-cycles>11</meta:editing-cycles>
    <meta:document-statistic meta:table-count="0" meta:image-count="0" meta:object-count="0" meta:page-count="3" meta:paragraph-count="69" meta:word-count="493" meta:character-count="3624" meta:non-whitespace-character-count="2787"/>
  </office:meta>
</office:document-meta>
</file>